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text-align="end" style:justify-single-word="false"/>
      <style:text-properties style:font-name="Liberation Sans" fo:font-size="10pt" style:font-size-asian="8.75pt" style:font-size-complex="10pt"/>
    </style:style>
    <style:style style:name="P2"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4"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5"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6" style:family="paragraph" style:parent-style-name="Standard">
      <style:text-properties fo:color="#000000" style:font-name="Liberation Sans" fo:background-color="#ffff00"/>
    </style:style>
    <style:style style:name="P7" style:family="paragraph" style:parent-style-name="Table_20_Contents">
      <style:text-properties style:font-name="Liberation Sans" fo:font-size="10pt" fo:font-style="italic" style:font-size-asian="8.75pt" style:font-style-asian="italic" style:font-size-complex="10pt" style:font-style-complex="italic"/>
    </style:style>
    <style:style style:name="P8" style:family="paragraph" style:parent-style-name="Standard">
      <style:paragraph-properties fo:line-height="150%" fo:text-align="justify" style:justify-single-word="false"/>
      <style:text-properties fo:color="#000000" style:font-name="Liberation Sans" fo:background-color="transparent"/>
    </style:style>
    <style:style style:name="P9" style:family="paragraph" style:parent-style-name="Standard">
      <style:paragraph-properties fo:text-align="justify" style:justify-single-word="false"/>
      <style:text-properties fo:color="#000000"/>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style:font-style-asian="normal" style:font-weight-asian="normal" style:font-style-complex="normal" style:font-weight-complex="normal"/>
    </style:style>
    <style:style style:name="T3" style:family="text">
      <style:text-properties style:font-name="Liberation Sans" fo:font-weight="bold" fo:background-color="transparent"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amikazes de la moral</text:p>
      <text:p text:style-name="P2">por, Guillermo Lengemann</text:p>
      <text:p text:style-name="P3"/>
      <text:p text:style-name="P3">Caracas, 22 de Junio de 2012</text:p>
      <text:p text:style-name="P4">Seminario de Historia de la Filosofía: La sin razón en el siglo XX</text:p>
      <text:p text:style-name="P6"/>
      <text:p text:style-name="P8">El acto máximo de repudio contra la moral y los valores de una época puede constituirse en la inmolación del ser </text:p>
      <text:p text:style-name="P8">Los periodos entre guerra o de post-guerra parece remover los fundamentos de las sociedades y generan las condiciones para una renovación moral, era 1955 cuando en una noche de octubre en la Galería Six en San Francisco Allen Ginsberg recito <text:span text:style-name="T1">Aullido</text:span><text:span text:style-name="T4">, este poema fue escrito dos semanas antes bajo la influencia de varias drogas, el peyote para provocar visiones y anfetaminas para alargar la jornada y conseguir un estado eufórico. En la presentación le acompañaron Michael McClure, Gary Snyder, Philip Lamantia, Phil Whalen y Lew Welch.</text:span></text:p>
      <text:p text:style-name="P8"><text:span text:style-name="T4">Diane Di Prima confiesa en su libro </text:span><text:span text:style-name="T1">Memorias de una Beatnik</text:span><text:span text:style-name="T4"> quedar asombrada por el poema de </text:span><text:span text:style-name="T1">Ginsberg</text:span><text:span text:style-name="T4"> y un año después cuando lo conocería junto con </text:span><text:span text:style-name="T1">Jack Kerouac</text:span><text:span text:style-name="T4"> pasaran la noche juntos y en tanto que hacia el amor con </text:span><text:span text:style-name="T1">Kerouac</text:span><text:span text:style-name="T4">, </text:span><text:span text:style-name="T1">Ginsberg</text:span><text:span text:style-name="T4"> leía poemas de Walt Whitman.</text:span></text:p>
      <text:p text:style-name="P8"><text:span text:style-name="T4">Las caracterizaras que se destacan de este movimiento literario que fue conocido como </text:span><text:span text:style-name="T1">El renacimiento literario de San Francisco</text:span><text:span text:style-name="T4"> y también incluían a </text:span><text:span text:style-name="T1">Jack Kerouac, , </text:span><text:span text:style-name="T4">son la oposición al militarismo, la represión sexual, la ambigüedad sexual, el acercamiento al budismo zen,</text:span></text:p>
      <text:p text:style-name="P8"><text:span text:style-name="T4"/></text:p>
      <text:p text:style-name="P8"><text:span text:style-name="T4">La tensión social de la década de los 50' y 60' pueden identificarse en la novela </text:span><text:span text:style-name="T1">El Graduado </text:span><text:span text:style-name="T4"><text:s/>publicada en 1963 por Charles Richard Webb nacido 1939 que aunque no se identifica claramente con la Generación Beat muestra la forma en que se daban algunas las relaciones sociales de la época.</text:span><text:span text:style-name="T2"> </text:span><text:span text:style-name="T4">Por otra parte desde inicios del siglo XX el </text:span><text:span text:style-name="T2">Consejo Nacional de Crítica de Cine</text:span><text:span text:style-name="T4"> (</text:span><text:span text:style-name="T2">National Board of Review of Motion Pictures</text:span><text:span text:style-name="T4">) que en sus inicios se llamo </text:span><text:span text:style-name="T2">Consejo de censura de cine de Nueva York (New York Board of Motion Picture Censorship</text:span><text:span text:style-name="T4">) estaba encargado de revisar todo el cine producido y eximido en los Estados Unidos. También la bipolaridad de la guerra fría con los procesos del macartismo y las listas negras de comunistas añadían un ingrediente más a la desilusión del sueño americano que por ejemplo </text:span></text:p>
      <text:p text:style-name="P8"><text:span text:style-name="T4">La poesía de la generación beat se caracterizar por estar enfrentada a la realidad con una </text:span><text:soft-page-break/><text:span text:style-name="T4">temática personal en libre de coerciones y mordazas sociales una conexión con el subconsciente.</text:span></text:p>
      <text:p text:style-name="P8"><text:span text:style-name="T4">El uso de drogas para desde estados alterados de conciencia </text:span></text:p>
      <text:p text:style-name="P9"><text:span text:style-name="T3">Bibliografí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Liberation Sans1"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Table_20_Contents">
      <style:text-properties style:font-name="Liberation Sans" fo:font-size="10pt" fo:font-style="italic" style:font-size-asian="8.75pt" style:font-style-asian="italic" style:font-size-complex="10pt" style:font-style-complex="italic"/>
    </style:style>
    <style:style style:name="MP2" style:family="paragraph" style:parent-style-name="Table_20_Contents">
      <style:paragraph-properties fo:text-align="end" style:justify-single-word="false"/>
      <style:text-properties style:font-name="Liberation Sans" fo:font-size="10pt" style:font-size-asian="8.75pt" style:font-size-complex="10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1" table:style-name="Tabla1">
          <table:table-column table:style-name="Tabla1.A"/>
          <table:table-column table:style-name="Tabla1.B"/>
          <table:table-row>
            <table:table-cell table:style-name="Tabla1.A1" office:value-type="string">
              <text:p text:style-name="MP1">Kamikazes de la moral</text:p>
            </table:table-cell>
            <table:table-cell table:style-name="Tabla1.A1" office:value-type="string">
              <text:p text:style-name="MP2"><text:page-number text:select-page="current">2</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9T15:07:18</meta:creation-date>
    <dc:date>2012-06-19T17:07:34</dc:date>
    <meta:editing-duration>P3DT12H2M17S</meta:editing-duration>
    <meta:editing-cycles>49</meta:editing-cycles>
    <meta:generator>LibreOffice/3.3$Unix LibreOffice_project/330m19$Build-8</meta:generator>
    <meta:document-statistic meta:table-count="1" meta:image-count="0" meta:object-count="0" meta:page-count="2" meta:paragraph-count="14" meta:word-count="408" meta:character-count="2410"/>
  </office:meta>
</office:document-meta>
</file>